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46ac" officeooo:paragraph-rsid="001146ac"/>
    </style:style>
    <style:style style:name="P2" style:family="paragraph" style:parent-style-name="Standard">
      <style:text-properties fo:color="#000000" style:font-name="Consolas" fo:font-size="9.5pt" style:font-size-asian="9.5pt" fo:background-color="#ffffff"/>
    </style:style>
    <style:style style:name="P3" style:family="paragraph" style:parent-style-name="Standard">
      <style:text-properties officeooo:rsid="001146ac" officeooo:paragraph-rsid="001146ac"/>
    </style:style>
    <style:style style:name="P4" style:family="paragraph" style:parent-style-name="Standard">
      <style:text-properties officeooo:rsid="00173adb" officeooo:paragraph-rsid="00173adb"/>
    </style:style>
    <style:style style:name="P5" style:family="paragraph" style:parent-style-name="Standard">
      <style:text-properties officeooo:rsid="0017f555" officeooo:paragraph-rsid="0017f555"/>
    </style:style>
    <style:style style:name="P6" style:family="paragraph" style:parent-style-name="Standard">
      <style:text-properties officeooo:paragraph-rsid="0017f555"/>
    </style:style>
    <style:style style:name="T1" style:family="text">
      <style:text-properties fo:color="#0000ff" style:font-name="Consolas" fo:font-size="9.5pt" style:font-size-asian="9.5pt" fo:background-color="#ffffff"/>
    </style:style>
    <style:style style:name="T2" style:family="text">
      <style:text-properties fo:color="#000000" style:font-name="Consolas" fo:font-size="9.5pt" style:font-size-asian="9.5pt" fo:background-color="#ffffff"/>
    </style:style>
    <style:style style:name="T3" style:family="text">
      <style:text-properties fo:color="#a31515" style:font-name="Consolas" fo:font-size="9.5pt" style:font-size-asian="9.5pt" fo:background-color="#ffffff"/>
    </style:style>
    <style:style style:name="T4" style:family="text">
      <style:text-properties fo:color="#008000" style:font-name="Consolas" fo:font-size="9.5pt" style:font-size-asian="9.5pt" fo:background-color="#ffffff"/>
    </style:style>
    <style:style style:name="T5" style:family="text">
      <style:text-properties fo:color="#2b91af" style:font-name="Consolas" fo:font-size="9.5pt" style:font-size-asian="9.5pt" fo:background-color="#ffffff"/>
    </style:style>
    <style:style style:name="T6" style:family="text">
      <style:text-properties fo:color="#808080" style:font-name="Consolas" fo:font-size="9.5pt" style:font-size-asian="9.5pt" fo:background-color="#ffffff"/>
    </style:style>
    <style:style style:name="T7" style:family="text">
      <style:text-properties fo:color="#6f008a" style:font-name="Consolas" fo:font-size="9.5pt" style:font-size-asian="9.5pt" fo:background-color="#ffffff"/>
    </style:style>
    <style:style style:name="T8" style:family="text">
      <style:text-properties fo:color="#008080" style:font-name="Consolas" fo:font-size="9.5pt" style:font-size-asian="9.5pt" fo:background-color="#ffffff"/>
    </style:style>
    <style:style style:name="T9" style:family="text">
      <style:text-properties officeooo:rsid="0017f555"/>
    </style:style>
    <style:style style:name="T10" style:family="text">
      <style:text-properties fo:color="#2f4f4f" style:font-name="Consolas" fo:font-size="9.5pt" style:font-size-asian="9.5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ando union <text:s/>e enum:</text:p>
      <text:p text:style-name="P4"/>
      <text:p text:style-name="P4">Uniões: Muito parecido com estruturas (struct) porém compartilha da mesma alocação na memória que é o inverso das estruturas onde cada objeto da estrutura tem uma alocação distinta da outra, por este motivo é possível acessar um mesmo dado de diferentes formas.</text:p>
      <text:p text:style-name="P4"/>
      <text:p text:style-name="P6"><text:span text:style-name="T9">Enumerados: Muito parecido com o comando #define, faz enumerações internamente representadas por números inteiros.</text:span></text:p>
      <text:p text:style-name="P6"/>
      <text:p text:style-name="P5">Exemplo do uso do union e enum:</text:p>
      <text:p text:style-name="P5"/>
      <text:p text:style-name="P5"><text:span text:style-name="T1">#include</text:span><text:span text:style-name="T2"> </text:span><text:span text:style-name="T3">"stdafx.h"</text:span></text:p>
      <text:p text:style-name="Standard"><text:span text:style-name="T1">#include</text:span><text:span text:style-name="T2"> </text:span><text:span text:style-name="T3">&lt;iostream&gt;</text:span><text:span text:style-name="T2"> </text:span><text:span text:style-name="T4">// usar comando de saida cout</text:span></text:p>
      <text:p text:style-name="P2"/>
      <text:p text:style-name="Standard"><text:span text:style-name="T1">using</text:span><text:span text:style-name="T2"> </text:span><text:span text:style-name="T1">namespace</text:span><text:span text:style-name="T2"> std;</text:span></text:p>
      <text:p text:style-name="P2"/>
      <text:p text:style-name="Standard"><text:span text:style-name="T4">// estrutura union</text:span></text:p>
      <text:p text:style-name="Standard"><text:span text:style-name="T1">union</text:span><text:span text:style-name="T2"> </text:span><text:span text:style-name="T5">conversor</text:span><text:span text:style-name="T2"> {</text:span></text:p>
      <text:p text:style-name="Standard"><text:span text:style-name="T2"><text:tab/></text:span><text:span text:style-name="T1">char</text:span><text:span text:style-name="T2"> caracter;</text:span></text:p>
      <text:p text:style-name="Standard"><text:span text:style-name="T2"><text:tab/></text:span><text:span text:style-name="T1">int</text:span><text:span text:style-name="T2"> ascii;</text:span></text:p>
      <text:p text:style-name="Standard"><text:span text:style-name="T2">};</text:span></text:p>
      <text:p text:style-name="Standard"><text:span text:style-name="T1">union</text:span><text:span text:style-name="T2"> </text:span><text:span text:style-name="T5">conversor</text:span><text:span text:style-name="T2"> convert;</text:span></text:p>
      <text:p text:style-name="P2"/>
      <text:p text:style-name="Standard"><text:span text:style-name="T4">// usando o comando #define</text:span></text:p>
      <text:p text:style-name="Standard"><text:span text:style-name="T1">#define</text:span><text:span text:style-name="T2"> </text:span><text:span text:style-name="T7">Intel</text:span><text:span text:style-name="T2"> 0;</text:span></text:p>
      <text:p text:style-name="Standard"><text:span text:style-name="T1">#define</text:span><text:span text:style-name="T2"> </text:span><text:span text:style-name="T7">Apple</text:span><text:span text:style-name="T2"> 1;</text:span></text:p>
      <text:p text:style-name="Standard"><text:span text:style-name="T1">#define</text:span><text:span text:style-name="T2"> </text:span><text:span text:style-name="T7">Microsoft</text:span><text:span text:style-name="T2"> 2;</text:span></text:p>
      <text:p text:style-name="Standard"><text:span text:style-name="T1">#define</text:span><text:span text:style-name="T2"> </text:span><text:span text:style-name="T7">AMD</text:span><text:span text:style-name="T2"> 3;</text:span></text:p>
      <text:p text:style-name="P2"/>
      <text:p text:style-name="Standard"><text:span text:style-name="T4">// usando a estrutura enum que é muito parecida com o comando #define</text:span></text:p>
      <text:p text:style-name="Standard"><text:span text:style-name="T1">enum</text:span><text:span text:style-name="T2"> </text:span><text:span text:style-name="T5">empresas</text:span><text:span text:style-name="T2"> {</text:span></text:p>
      <text:p text:style-name="Standard"><text:span text:style-name="T2"><text:tab/></text:span><text:span text:style-name="T10">Autodesk</text:span><text:span text:style-name="T2"> = 10,</text:span></text:p>
      <text:p text:style-name="Standard"><text:span text:style-name="T2"><text:tab/></text:span><text:span text:style-name="T10">Dell</text:span><text:span text:style-name="T2"> = 11,</text:span></text:p>
      <text:p text:style-name="Standard"><text:span text:style-name="T2"><text:tab/></text:span><text:span text:style-name="T10">IBM</text:span><text:span text:style-name="T2"> = 12,</text:span></text:p>
      <text:p text:style-name="Standard"><text:span text:style-name="T2"><text:tab/></text:span><text:span text:style-name="T10">NASA</text:span><text:span text:style-name="T2"> = 13</text:span></text:p>
      <text:p text:style-name="Standard"><text:span text:style-name="T2">};</text:span></text:p>
      <text:p text:style-name="P2"/>
      <text:p text:style-name="P2"/>
      <text:p text:style-name="Standard"><text:span text:style-name="T1">int</text:span><text:span text:style-name="T2"> main(</text:span><text:span text:style-name="T1">int</text:span><text:span text:style-name="T2"> </text:span><text:span text:style-name="T6">argc</text:span><text:span text:style-name="T2">, </text:span><text:span text:style-name="T1">char</text:span><text:span text:style-name="T2">** </text:span><text:span text:style-name="T6">argv</text:span><text:span text:style-name="T2">) {</text:span></text:p>
      <text:p text:style-name="P2"/>
      <text:p text:style-name="Standard"><text:span text:style-name="T2"><text:tab/></text:span><text:span text:style-name="T4">// usando a estrutura union</text:span></text:p>
      <text:p text:style-name="Standard"><text:span text:style-name="T2"><text:tab/>convert.caracter = </text:span><text:span text:style-name="T3">'A'</text:span><text:span text:style-name="T2">;</text:span></text:p>
      <text:p text:style-name="Standard"><text:span text:style-name="T2"><text:tab/>cout </text:span><text:span text:style-name="T8">&lt;&lt;</text:span><text:span text:style-name="T2"> </text:span><text:span text:style-name="T3">"O caracter \""</text:span><text:span text:style-name="T2"> </text:span><text:span text:style-name="T8">&lt;&lt;</text:span><text:span text:style-name="T2"> convert.caracter </text:span><text:span text:style-name="T8">&lt;&lt;</text:span><text:span text:style-name="T2"> </text:span><text:span text:style-name="T3">"\" é equivalente ao codigo ASCII = "</text:span><text:span text:style-name="T2"> </text:span><text:span text:style-name="T8">&lt;&lt;</text:span><text:span text:style-name="T2"> convert.ascii </text:span><text:span text:style-name="T8">&lt;&lt;</text:span><text:span text:style-name="T2"> endl </text:span><text:span text:style-name="T8">&lt;&lt;</text:span><text:span text:style-name="T2"> endl;</text:span></text:p>
      <text:p text:style-name="P2"/>
      <text:p text:style-name="Standard"><text:span text:style-name="T2"><text:tab/></text:span><text:span text:style-name="T4">// usando a estrutura enum</text:span></text:p>
      <text:p text:style-name="Standard"><text:span text:style-name="T2"><text:tab/>cout </text:span><text:span text:style-name="T8">&lt;&lt;</text:span><text:span text:style-name="T2"> </text:span><text:span text:style-name="T3">"na estrutura enum a empresa Dell representa o numero inteiro: "</text:span><text:span text:style-name="T2"> </text:span><text:span text:style-name="T8">&lt;&lt;</text:span><text:span text:style-name="T2"> </text:span><text:span text:style-name="T10">Dell</text:span><text:span text:style-name="T2"> </text:span><text:span text:style-name="T8">&lt;&lt;</text:span><text:span text:style-name="T2"> endl </text:span><text:span text:style-name="T8">&lt;&lt;</text:span><text:span text:style-name="T2"> endl;</text:span></text:p>
      <text:p text:style-name="Standard"><text:span text:style-name="T2"><text:tab/></text:span></text:p>
      <text:p text:style-name="Standard"><text:span text:style-name="T2"><text:tab/></text:span><text:span text:style-name="T4">// pausar terminal</text:span></text:p>
      <text:p text:style-name="Standard"><text:span text:style-name="T2"><text:tab/>system(</text:span><text:span text:style-name="T3">"pause"</text:span><text:span text:style-name="T2">);</text:span></text:p>
      <text:p text:style-name="P2"/>
      <text:p text:style-name="Standard"><text:span text:style-name="T2"><text:tab/></text:span><text:span text:style-name="T4">// retornar o valor zero após termino da função main sinalizando que não houve erro</text:span></text:p>
      <text:p text:style-name="Standard"><text:span text:style-name="T2"><text:tab/></text:span><text:span text:style-name="T1">return</text:span><text:span text:style-name="T2"> 0;</text:span></text:p>
      <text:p text:style-name="P5"><text:span text:style-name="T2">}</text:span></text:p>
      <text:p text:style-name="P1"/>
      <text:p text:style-name="P1">Referencia:</text:p>
      <text:p text:style-name="P1"/>
      <text:p text:style-name="P1">Do C ao C++, uma abordagem da Engenharia de Software; Barros, Tiago; ano 2002; disponível em: &lt;<text:a xlink:type="simple" xlink:href="http://www.tiagobarros.org/docs/TiagoBarros_do_C_ao_C++.pdf" text:style-name="Internet_20_link" text:visited-style-name="Visited_20_Internet_20_Link">http://www.tiagobarros.org/docs/TiagoBarros_do_C_ao_C++.pdf</text:a>&gt;; visualisado em 18 de Julho de 201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50:04.972000000</meta:creation-date>
    <dc:date>2016-07-18T20:18:23.125000000</dc:date>
    <meta:editing-duration>PT1H5M51S</meta:editing-duration>
    <meta:editing-cycles>7</meta:editing-cycles>
    <meta:generator>LibreOffice/5.0.6.3$Windows_x86 LibreOffice_project/490fc03b25318460cfc54456516ea2519c11d1aa</meta:generator>
    <meta:document-statistic meta:table-count="0" meta:image-count="0" meta:object-count="0" meta:page-count="1" meta:paragraph-count="39" meta:word-count="247" meta:character-count="1491" meta:non-whitespace-character-count="1265"/>
  </office:meta>
</office:document-meta>
</file>